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3.4689in"/>
    </style:style>
    <style:style style:name="co5" style:family="table-column">
      <style:table-column-properties fo:break-before="auto" style:column-width="2.1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29fc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ox-Plus Compliance and Testing Requirements and Documen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ast update:</text:p>
          </table:table-cell>
          <table:table-cell table:style-name="ce11" office:value-type="date" office:date-value="2023-04-04" calcext:value-type="date">
            <text:p>04/04/2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his spreadsheet is intended to list compliance documents and testing document for Fox-Plus with descriptions and provide a link to them. 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hecklist 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sk Area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Compliance Task Areas / Examples “Launch Compliance Task Areas”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utgassing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Venting Analysi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equency Coordinatio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ss Propertie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lectrical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rbital Debris Assessment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terials Lis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ion Readiness Review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nvironmental Test Pla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ubeSat Acceptance Checklist (CAC)</text:p>
          </table:table-cell>
          <table:table-cell table:style-name="ce7" office:value-type="string" calcext:value-type="string">
            <text:p>dimensional verificatio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le Sys Prelaunch Safety Package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ertification of Flight Worthiness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NOAA Imaging Approval Licensing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Battery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Vibration &amp; Shock Test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ransmitter Survey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Day-in-the-Life (DITL)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hermal Vacuum – Bakeout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ompliance Letter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Payload Readiness Review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8"/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table:style-name="ce9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Complianc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liance Task Area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Location(s)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Frequency Coordination</text:p>
          </table:table-cell>
          <table:table-cell table:style-name="ce14" office:value-type="string" calcext:value-type="string">
            <text:p><text:a xlink:href="https://github.com/AMSAT-NA/fox-plus/blob/main/systems_engineering/Compliance%20%2B%20Testing/FCC%20License%20DA-13-445A1.pdf" xlink:type="simple">FCC License DA-13-445A1.pdf</text:a></text:p>
          </table:table-cell>
          <table:table-cell office:value-type="string" calcext:value-type="string">
            <text:p>Github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ronmental Test Plan</text:p>
          </table:table-cell>
          <table:table-cell office:value-type="string" calcext:value-type="string">
            <text:p><text:a xlink:href="https://github.com/AMSAT-NA/fox-plus/blob/main/systems_engineering/Compliance%20%2B%20Testing/NASA%20ENV%20GSFC-STD-7000B%20(2021).pdf" xlink:type="simple">NASA ENV GSFC-STD-7000B (2021).pdf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load Readiness Review</text:p>
          </table:table-cell>
          <table:table-cell office:value-type="string" calcext:value-type="string">
            <text:p><text:a xlink:href="https://github.com/AMSAT-NA/fox-plus/blob/main/systems_engineering/Compliance%20%2B%20Testing/NASA%20Launch%20Services%20Program.pdf" xlink:type="simple">NASA Launch Services Program.pdf</text:a></text:p>
          </table:table-cell>
          <table:table-cell/>
          <table:table-cell office:value-type="string" calcext:value-type="string">
            <text:p>Other areas?</text:p>
          </table:table-cell>
        </table:table-row>
        <table:table-row table:style-name="ro1">
          <table:table-cell/>
          <table:table-cell office:value-type="string" calcext:value-type="string">
            <text:p>CubeSat Acceptance Checklist (CAC)</text:p>
          </table:table-cell>
          <table:table-cell office:value-type="string" calcext:value-type="string">
            <text:p><text:a xlink:href="https://github.com/AMSAT-NA/fox-plus/blob/main/systems_engineering/Compliance%20%2B%20Testing/cubesatdesignspecificationrev14_12022-02-09.pdf" xlink:type="simple">cubesatdesignspecificationrev14_12022-02-09.pdf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NASA VCLS ELaNa XX Mass Properties.xls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manual log.xls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Test Procedure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dFxSat-2 Launch Acceptance and Approval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RadFxSat-2 mass measurements.xls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office:value-type="string" calcext:value-type="string">
            <text:p>RadFxSat-2 Mass Properties Report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Random Vibration Test Procedure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shock.xls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Shock Analysis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office:value-type="string" calcext:value-type="string">
            <text:p>RadFxSat-2 Venting.xls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office:value-type="string" calcext:value-type="string">
            <text:p>RadFxSat-2 Venting Analysis Report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office:value-type="string" calcext:value-type="string">
            <text:p>RadFXSat-2 Bakeout Test Report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dFXSat-2 Preflight Init Procedure pre-frame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dFXSat-2 SFT Subset for post-stack testing pre-frame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RadFXSat-2 Vibration Test Report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eSat Acceptance Checklist (CAC)</text:p>
          </table:table-cell>
          <table:table-cell office:value-type="string" calcext:value-type="string">
            <text:p>VCLS ELaNa XX CubeSat Description - RadFXSat-2.docx</text:p>
          </table:table-cell>
          <table:table-cell office:value-type="string" calcext:value-type="string">
            <text:p>Github; svn &gt; Fox-1E\ Test \ Launch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liance Task Area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Location(s)</text:p>
          </table:table-cell>
          <table:table-cell table:style-name="ce2" office:value-type="string" calcext:value-type="string">
            <text:p>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4-02T10:58:16.709230998</meta:creation-date>
    <dc:date>2023-04-04T17:27:26.993540690</dc:date>
    <dc:creator>Mike Moore</dc:creator>
    <meta:editing-duration>PT49M</meta:editing-duration>
    <meta:editing-cycles>6</meta:editing-cycles>
    <meta:generator>LibreOffice/7.3.7.2$Linux_X86_64 LibreOffice_project/30$Build-2</meta:generator>
    <meta:document-statistic meta:table-count="1" meta:cell-count="96" meta:object-count="0"/>
  </office:meta>
</office:document-meta>
</file>